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eSelector.isSelected( File basedir , String filename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neSelec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neSelector.Non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